
<file path=META-INF/manifest.xml><?xml version="1.0" encoding="utf-8"?>
<manifest:manifest xmlns:manifest="urn:oasis:names:tc:opendocument:xmlns:manifest:1.0">
  <manifest:file-entry manifest:media-type="application/vnd.oasis.opendocument.formula"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DOCTYPE math  PUBLIC '-//OpenOffice.org//DTD Modified W3C MathML 1.01//EN'  'math.dtd'>
<math:math xmlns:math="http://www.w3.org/1998/Math/MathML">
  <math:semantics>
    <math:mtable>
      <math:mtr>
        <math:mtext>3.5</math:mtext>
      </math:mtr>
      <math:mtr/>
      <math:mtr>
        <math:mstyle math:color="blue">
          <math:mrow>
            <math:mrow>
              <math:mo math:stretchy="false">{</math:mo>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n>0</math:mn>
              </math:mrow>
              <math:mo math:stretchy="false">}</math:mo>
            </math:mrow>
          </math:mrow>
        </math:mstyle>
      </math:mtr>
      <math:mtr>
        <math:mrow>
          <math:mi math:fontstyle="italic">fun</math:mi>
          <math:mi math:fontstyle="italic">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condiciones</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row>
      </math:mtr>
      <math:mtr>
        <math:mrow>
          <math:mi math:fontstyle="italic">dev</math:mi>
          <math:mrow>
            <math:mo math:stretchy="false">(</math:mo>
            <math:mrow>
              <math:mi>s</math:mi>
              <math:mi math:fontstyle="normal">:</math:mi>
              <math:mi math:fontstyle="italic">booleano</math:mi>
            </math:mrow>
            <math:mo math:stretchy="false">)</math:mo>
          </math:mrow>
        </math:mrow>
      </math:mtr>
      <math:mtr>
        <math:mstyle math:color="blue">
          <math:mrow>
            <math:mrow>
              <math:mo math:stretchy="false">{</math:mo>
              <math:mrow>
                <math:mrow>
                  <math:mi>R</math:mi>
                  <math:mo math:stretchy="false">≡</math:mo>
                  <math:mi>s</math:mi>
                </math:mrow>
                <math:mo math:stretchy="false">=</math:mo>
                <math:mrow>
                  <math:mrow>
                    <math:mo math:stretchy="false">(</math:mo>
                    <math:mrow>
                      <math:mi math:fontstyle="italic">vecinos</math:mi>
                      <math:mrow>
                        <math:mrow>
                          <math:mo math:stretchy="false">(</math:mo>
                          <math:mrow>
                            <math:mi>v</math:mi>
                            <math:mi>,</math:mi>
                            <math:mi>i</math:mi>
                          </math:mrow>
                          <math:mo math:stretchy="false">)</math:mo>
                        </math:mrow>
                        <math:mo math:stretchy="false">=</math:mo>
                        <math:mn>3</math:mn>
                      </math:mrow>
                    </math:mrow>
                    <math:mo math:stretchy="false">)</math:mo>
                  </math:mrow>
                  <math:mo math:stretchy="false">∨</math:mo>
                  <math:mrow>
                    <math:mo math:stretchy="false">(</math:mo>
                    <math:mrow>
                      <math:mi>v</math:mi>
                      <math:mrow>
                        <math:mrow>
                          <math:mo math:stretchy="false">[</math:mo>
                          <math:mi>i</math:mi>
                          <math:mo math:stretchy="false">]</math:mo>
                        </math:mrow>
                        <math:mo math:stretchy="false">∧</math:mo>
                        <math:mi math:fontstyle="italic">vecinos</math:mi>
                      </math:mrow>
                      <math:mrow>
                        <math:mrow>
                          <math:mo math:stretchy="false">(</math:mo>
                          <math:mrow>
                            <math:mi>v</math:mi>
                            <math:mi>,</math:mi>
                            <math:mi>i</math:mi>
                          </math:mrow>
                          <math:mo math:stretchy="false">)</math:mo>
                        </math:mrow>
                        <math:mo math:stretchy="false">=</math:mo>
                        <math:mn>2</math:mn>
                      </math:mrow>
                    </math:mrow>
                    <math:mo math:stretchy="false">)</math:mo>
                  </math:mrow>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vecinos</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row>
                    <math:mrow>
                      <math:mi>R</math:mi>
                      <math:mo math:stretchy="false">≡</math:mo>
                      <math:mi>s</math:mi>
                    </math:mrow>
                    <math:mo math:stretchy="false">=</math:mo>
                    <math:mrow>
                      <math:mo math:stretchy="false">∑</math:mo>
                      <math:mo math:stretchy="false">α</math:mo>
                    </math:mrow>
                  </math:mrow>
                  <math:mo math:stretchy="false">∈</math:mo>
                  <math:mrow>
                    <math:mo math:stretchy="false">{</math:mo>
                    <math:mrow>
                      <math:mrow>
                        <math:mo math:stretchy="false">−</math:mo>
                        <math:mn>1,</math:mn>
                      </math:mrow>
                      <math:mn>0,</math:mn>
                      <math:mn>1</math:mn>
                    </math:mrow>
                    <math:mo math:stretchy="false">}</math:mo>
                  </math:mrow>
                </math:mrow>
                <math:mn>.</math:mn>
                <math:mrow>
                  <math:mo math:stretchy="false">(</math:mo>
                  <math:mrow>
                    <math:mi>N</math:mi>
                    <math:mrow>
                      <math:mo math:stretchy="false">β</math:mo>
                      <math:mo math:stretchy="false">∈</math:mo>
                      <math:mrow>
                        <math:mo math:stretchy="false">{</math:mo>
                        <math:mrow>
                          <math:mrow>
                            <math:mo math:stretchy="false">−</math:mo>
                            <math:mn>1,</math:mn>
                          </math:mrow>
                          <math:mn>0,</math:mn>
                          <math:mn>1</math:mn>
                        </math:mrow>
                        <math:mo math:stretchy="false">}</math:mo>
                      </math:mrow>
                    </math:mrow>
                    <math:mn>.</math:mn>
                    <math:mrow>
                      <math:mo math:stretchy="false">(</math:mo>
                      <math:mtable>
                        <math:mtr>
                          <math:mrow>
                            <math:mo math:stretchy="false">(</math:mo>
                            <math:mrow>
                              <math:mrow>
                                <math:mo math:stretchy="false">α</math:mo>
                                <math:mo math:stretchy="false">≠</math:mo>
                                <math:mrow>
                                  <math:mn>0</math:mn>
                                  <math:mo math:stretchy="false">∧</math:mo>
                                  <math:mo math:stretchy="false">β</math:mo>
                                </math:mrow>
                              </math:mrow>
                              <math:mo math:stretchy="false">≠</math:mo>
                              <math:mn>0</math:mn>
                            </math:mrow>
                            <math:mo math:stretchy="false">)</math:mo>
                          </math:mrow>
                        </math:mtr>
                        <math:mtr>
                          <math:mrow>
                            <math:mrow>
                              <math:mi/>
                              <math:mo math:stretchy="false">∧</math:mo>
                              <math:mrow>
                                <math:mo math:stretchy="false">(</math:mo>
                                <math:mrow>
                                  <math:mi math:fontstyle="italic">fila</math:mi>
                                  <math:mrow>
                                    <math:mrow>
                                      <math:mrow>
                                        <math:mo math:stretchy="false">(</math:mo>
                                        <math:mi>i</math:mi>
                                        <math:mo math:stretchy="false">)</math:mo>
                                      </math:mrow>
                                      <math:mo math:stretchy="false">+</math:mo>
                                      <math:mo math:stretchy="false">α</math:mo>
                                    </math:mrow>
                                    <math:mo math:stretchy="false">≥</math:mo>
                                    <math:mn>0</math:mn>
                                  </math:mrow>
                                </math:mrow>
                                <math:mo math:stretchy="false">)</math:mo>
                              </math:mrow>
                            </math:mrow>
                            <math:mo math:stretchy="false">∧</math:mo>
                            <math:mrow>
                              <math:mo math:stretchy="false">(</math:mo>
                              <math:mrow>
                                <math:mi math:fontstyle="italic">fila</math:mi>
                                <math:mrow>
                                  <math:mrow>
                                    <math:mrow>
                                      <math:mo math:stretchy="false">(</math:mo>
                                      <math:mi>i</math:mi>
                                      <math:mo math:stretchy="false">)</math:mo>
                                    </math:mrow>
                                    <math:mo math:stretchy="false">+</math:mo>
                                    <math:mo math:stretchy="false">α</math:mo>
                                  </math:mrow>
                                  <math:mo math:stretchy="false">&lt;</math:mo>
                                  <math:mi math:fontstyle="italic">NF</math:mi>
                                </math:mrow>
                              </math:mrow>
                              <math:mo math:stretchy="false">)</math:mo>
                            </math:mrow>
                          </math:mrow>
                        </math:mtr>
                        <math:mtr>
                          <math:mrow>
                            <math:mrow>
                              <math:mi/>
                              <math:mo math:stretchy="false">∧</math:mo>
                              <math:mrow>
                                <math:mo math:stretchy="false">(</math:mo>
                                <math:mrow>
                                  <math:mi math:fontstyle="italic">columna</math:mi>
                                  <math:mrow>
                                    <math:mrow>
                                      <math:mrow>
                                        <math:mo math:stretchy="false">(</math:mo>
                                        <math:mi>i</math:mi>
                                        <math:mo math:stretchy="false">)</math:mo>
                                      </math:mrow>
                                      <math:mo math:stretchy="false">+</math:mo>
                                      <math:mo math:stretchy="false">β</math:mo>
                                    </math:mrow>
                                    <math:mo math:stretchy="false">≥</math:mo>
                                    <math:mn>0</math:mn>
                                  </math:mrow>
                                </math:mrow>
                                <math:mo math:stretchy="false">)</math:mo>
                              </math:mrow>
                            </math:mrow>
                            <math:mo math:stretchy="false">∧</math:mo>
                            <math:mrow>
                              <math:mo math:stretchy="false">(</math:mo>
                              <math:mrow>
                                <math:mi math:fontstyle="italic">columna</math:mi>
                                <math:mrow>
                                  <math:mrow>
                                    <math:mrow>
                                      <math:mo math:stretchy="false">(</math:mo>
                                      <math:mi>i</math:mi>
                                      <math:mo math:stretchy="false">)</math:mo>
                                    </math:mrow>
                                    <math:mo math:stretchy="false">+</math:mo>
                                    <math:mo math:stretchy="false">β</math:mo>
                                  </math:mrow>
                                  <math:mo math:stretchy="false">&lt;</math:mo>
                                  <math:mi math:fontstyle="italic">NC</math:mi>
                                </math:mrow>
                              </math:mrow>
                              <math:mo math:stretchy="false">)</math:mo>
                            </math:mrow>
                          </math:mrow>
                        </math:mtr>
                        <math:mtr>
                          <math:mrow>
                            <math:mi/>
                            <math:mo math:stretchy="false">∧</math:mo>
                            <math:mrow>
                              <math:mo math:stretchy="false">(</math:mo>
                              <math:mrow>
                                <math:mi>v</math:mi>
                                <math:mrow>
                                  <math:mo math:stretchy="false">[</math:mo>
                                  <math:mrow>
                                    <math:mi math:fontstyle="italic">casilla</math:mi>
                                    <math:mrow>
                                      <math:mo math:stretchy="false">(</math:mo>
                                      <math:mrow>
                                        <math:mi math:fontstyle="italic">columna</math:mi>
                                        <math:mrow>
                                          <math:mrow>
                                            <math:mo math:stretchy="false">(</math:mo>
                                            <math:mi>i</math:mi>
                                            <math:mo math:stretchy="false">)</math:mo>
                                          </math:mrow>
                                          <math:mo math:stretchy="false">+</math:mo>
                                          <math:mo math:stretchy="false">β</math:mo>
                                        </math:mrow>
                                        <math:mi>,</math:mi>
                                        <math:mi math:fontstyle="italic">fila</math:mi>
                                        <math:mrow>
                                          <math:mrow>
                                            <math:mo math:stretchy="false">(</math:mo>
                                            <math:mi>i</math:mi>
                                            <math:mo math:stretchy="false">)</math:mo>
                                          </math:mrow>
                                          <math:mo math:stretchy="false">+</math:mo>
                                          <math:mo math:stretchy="false">α</math:mo>
                                        </math:mrow>
                                      </math:mrow>
                                      <math:mo math:stretchy="false">)</math:mo>
                                    </math:mrow>
                                  </math:mrow>
                                  <math:mo math:stretchy="false">]</math:mo>
                                </math:mrow>
                              </math:mrow>
                              <math:mo math:stretchy="false">)</math:mo>
                            </math:mrow>
                          </math:mrow>
                        </math:mtr>
                      </math:mtable>
                      <math:mo math:stretchy="false">)</math:mo>
                    </math:mrow>
                  </math:mrow>
                  <math:mo math:stretchy="false">)</math:mo>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fila</math:mi>
          <math:mrow>
            <math:mo math:stretchy="false">(</math:mo>
            <math:mrow>
              <math:mi>i</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i>R</math:mi>
                  <math:mo math:stretchy="false">≡</math:mo>
                  <math:mi>s</math:mi>
                </math:mrow>
                <math:mo math:stretchy="false">=</math:mo>
                <math:mrow>
                  <math:mi>i</math:mi>
                  <math:mo math:stretchy="false">÷</math:mo>
                  <math:mi math:fontstyle="italic">NC</math:mi>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columna</math:mi>
          <math:mrow>
            <math:mo math:stretchy="false">(</math:mo>
            <math:mrow>
              <math:mi>i</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row>
                    <math:mi>R</math:mi>
                    <math:mo math:stretchy="false">≡</math:mo>
                    <math:mi>s</math:mi>
                  </math:mrow>
                  <math:mo math:stretchy="false">=</math:mo>
                  <math:mi>i</math:mi>
                </math:mrow>
                <math:mi/>
                <math:mi math:fontstyle="italic">mod</math:mi>
                <math:mi/>
                <math:mi math:fontstyle="italic">NC</math:mi>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g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casilla</math:mi>
          <math:mrow>
            <math:mo math:stretchy="false">(</math:mo>
            <math:mrow>
              <math:mi>c</math:mi>
              <math:mi>,</math:mi>
              <math:mi>f</math:mi>
              <math:mi math:fontstyle="normal">:</math:mi>
              <math:mi math:fontstyle="italic">entero</math:mi>
            </math:mrow>
            <math:mo math:stretchy="false">)</math:mo>
          </math:mrow>
          <math:mi math:fontstyle="italic">dev</math:mi>
          <math:mrow>
            <math:mo math:stretchy="false">(</math:mo>
            <math:mrow>
              <math:mi>s</math:mi>
              <math:mi math:fontstyle="normal">:</math:mi>
              <math:mi math:fontstyle="italic">entero</math:mi>
            </math:mrow>
            <math:mo math:stretchy="false">)</math:mo>
          </math:mrow>
        </math:mrow>
      </math:mtr>
      <math:mtr>
        <math:mstyle math:color="blue">
          <math:mrow>
            <math:mrow>
              <math:mo math:stretchy="false">{</math:mo>
              <math:mrow>
                <math:mrow>
                  <math:mi>R</math:mi>
                  <math:mo math:stretchy="false">≡</math:mo>
                  <math:mi>s</math:mi>
                </math:mrow>
                <math:mo math:stretchy="false">=</math:mo>
                <math:mrow>
                  <math:mrow>
                    <math:mi>f</math:mi>
                    <math:mo math:stretchy="false">∗</math:mo>
                    <math:mi math:fontstyle="italic">NC</math:mi>
                  </math:mrow>
                  <math:mo math:stretchy="false">+</math:mo>
                  <math:mi>c</math:mi>
                </math:mrow>
              </math:mrow>
              <math:mo math:stretchy="false">}</math:mo>
            </math:mrow>
          </math:mrow>
        </math:mstyle>
      </math:mtr>
      <math:mtr/>
      <math:mtr>
        <math:mtext>4.2</math:mtext>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l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i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tr>
        <math:mrow>
          <math:mi math:fontstyle="italic">igen</math:mi>
          <math:mrow>
            <math:mo math:stretchy="false">(</math:mo>
            <math:mrow>
              <math:mi>v</math:mi>
              <math:mi>,</math:mi>
              <math:mrow>
                <math:mrow>
                  <math:mi math:fontstyle="italic">NF</math:mi>
                  <math:mo math:stretchy="false">∗</math:mo>
                  <math:mi math:fontstyle="italic">NC</math:mi>
                </math:mrow>
                <math:mo math:stretchy="false">−</math:mo>
                <math:mn>1</math:mn>
              </math:mrow>
            </math:mrow>
            <math:mo math:stretchy="false">)</math:mo>
          </math:mrow>
        </math:mrow>
      </math:mtr>
      <math:mtr/>
      <math:mtr>
        <math:mtext>4.4</math:mtext>
      </math:mtr>
      <math:mtr/>
      <math:mtr>
        <math:mtable>
          <math:mtr>
            <math:mtd>
              <math:mrow>
                <math:mrow>
                  <math:mi math:fontstyle="italic">caso</math:mi>
                  <math:mrow>
                    <math:mi>i</math:mi>
                    <math:mo math:stretchy="false">=</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d>
          </math:mtr>
          <math:mtr>
            <math:mtd>
              <math:mrow>
                <math:mrow>
                  <math:mrow>
                    <math:mo math:stretchy="false">[</math:mo>
                    <math:mo math:stretchy="false">]</math:mo>
                  </math:mrow>
                  <math:mi/>
                  <math:mrow>
                    <math:mi>i</math:mi>
                    <math:mo math:stretchy="false">&gt;</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 math:fontstyle="italic">igen</math:mi>
                    <math:mrow>
                      <math:mo math:stretchy="false">(</math:mo>
                      <math:mrow>
                        <math:mi>v</math:mi>
                        <math:mi>,</math:mi>
                        <math:mrow>
                          <math:mi>i</math:mi>
                          <math:mo math:stretchy="false">−</math:mo>
                          <math:mn>1</math:mn>
                        </math:mrow>
                      </math:mrow>
                      <math:mo math:stretchy="false">)</math:mo>
                    </math:mrow>
                    <math:mi>,</math:mi>
                    <math:mi>i</math:mi>
                    <math:mi>,</math:mi>
                    <math:mi>z</math:mi>
                  </math:mrow>
                  <math:mo math:stretchy="false">)</math:mo>
                </math:mrow>
              </math:mrow>
            </math:mtd>
          </math:mtr>
        </math:mtable>
      </math:mtr>
      <math:mtr/>
      <math:mtr>
        <math:mtext>4.5</math:mtext>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lt;</math:mo>
                <math:mrow>
                  <math:mi math:fontstyle="italic">NF</math:mi>
                  <math:mo math:stretchy="false">∗</math:mo>
                  <math:mi math:fontstyle="italic">NC</math:mi>
                </math:mrow>
              </math:mrow>
              <math:mo math:stretchy="false">}</math:mo>
            </math:mrow>
          </math:mrow>
        </math:mstyle>
      </math:mtr>
      <math:mtr>
        <math:mrow>
          <math:mi math:fontstyle="italic">fun</math:mi>
          <math:mi math:fontstyle="italic">i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green">
          <math:mrow>
            <math:mtable>
              <math:mtr>
                <math:mtd>
                  <math:mrow/>
                </math:mtd>
                <math:mtd>
                  <math:mrow>
                    <math:mrow>
                      <math:mi math:fontstyle="italic">caso</math:mi>
                      <math:mrow>
                        <math:mi>i</math:mi>
                        <math:mo math:stretchy="false">=</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d>
              </math:mtr>
              <math:mtr>
                <math:mtd>
                  <math:mrow/>
                </math:mtd>
                <math:mtd>
                  <math:mrow>
                    <math:mrow>
                      <math:mrow>
                        <math:mo math:stretchy="false">[</math:mo>
                        <math:mo math:stretchy="false">]</math:mo>
                      </math:mrow>
                      <math:mi/>
                      <math:mrow>
                        <math:mi>i</math:mi>
                        <math:mo math:stretchy="false">&gt;</math:mo>
                        <math:mn>0</math:mn>
                      </math:mrow>
                    </math:mrow>
                  </math:mrow>
                </math:mtd>
                <math:mtd>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 math:fontstyle="italic">igen</math:mi>
                        <math:mrow>
                          <math:mo math:stretchy="false">(</math:mo>
                          <math:mrow>
                            <math:mi>v</math:mi>
                            <math:mi>,</math:mi>
                            <math:mrow>
                              <math:mi>i</math:mi>
                              <math:mo math:stretchy="false">−</math:mo>
                              <math:mn>1</math:mn>
                            </math:mrow>
                          </math:mrow>
                          <math:mo math:stretchy="false">)</math:mo>
                        </math:mrow>
                        <math:mi>,</math:mi>
                        <math:mi>i</math:mi>
                        <math:mi>,</math:mi>
                        <math:mi>z</math:mi>
                      </math:mrow>
                      <math:mo math:stretchy="false">)</math:mo>
                    </math:mrow>
                  </math:mrow>
                </math:mtd>
              </math:mtr>
              <math:mtr>
                <math:mtd>
                  <math:mrow/>
                </math:mtd>
                <math:mtd>
                  <math:mi math:fontstyle="italic">fcaso</math:mi>
                </math:mtd>
                <math:mtd>
                  <math:mrow/>
                </math:mtd>
              </math:mtr>
            </math:mtable>
          </math:mrow>
        </math:mstyle>
      </math:mtr>
      <math:mtr>
        <math:mi math:fontstyle="italic">ffun</math:mi>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tr>
        <math:mstyle math:color="blue">
          <math:mrow>
            <math:mrow>
              <math:mo math:stretchy="false">{</math:mo>
              <math:mrow>
                <math:mrow>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row>
                      <math:mn>0</math:mn>
                      <math:mo math:stretchy="false">∧</math:mo>
                      <math:mn>0</math:mn>
                    </math:mrow>
                  </math:mrow>
                  <math:mo math:stretchy="false">≤</math:mo>
                  <math:mi>i</math:mi>
                </math:mrow>
                <math:mo math:stretchy="false">&lt;</math:mo>
                <math:mrow>
                  <math:mi math:fontstyle="italic">NF</math:mi>
                  <math:mo math:stretchy="false">∗</math:mo>
                  <math:mi math:fontstyle="italic">NC</math:mi>
                </math:mrow>
              </math:mrow>
              <math:mo math:stretchy="false">}</math:mo>
            </math:mrow>
          </math:mrow>
        </math:mstyle>
      </math:mtr>
      <math:mtr>
        <math:mrow>
          <math:mi math:fontstyle="italic">fun</math:mi>
          <math:mi>c</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i>;</math:mi>
              <math:mi>i</math:mi>
              <math:mi math:fontstyle="normal">:</math:mi>
              <math:mi math:fontstyle="italic">entero</math:mi>
              <math:mi>;</math:mi>
              <math:mi>b</math:mi>
              <math:mi math:fontstyle="normal">:</math:mi>
              <math:mi math:fontstyle="italic">boolean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i>i</math:mi>
                          <math:mo math:stretchy="false">∧</math:mo>
                          <math:mi>s</math:mi>
                        </math:mrow>
                      </math:mrow>
                      <math:mrow>
                        <math:mrow>
                          <math:mo math:stretchy="false">[</math:mo>
                          <math:mo math:stretchy="false">α</math:mo>
                          <math:mo math:stretchy="false">]</math:mo>
                        </math:mrow>
                        <math:mo math:stretchy="false">=</math:mo>
                        <math:mi>b</math:mi>
                      </math:mrow>
                    </math:mrow>
                    <math:mo math:stretchy="false">)</math:mo>
                  </math:mrow>
                  <math:mo math:stretchy="false">∨</math:mo>
                  <math:mrow>
                    <math:mo math:stretchy="false">(</math:mo>
                    <math:mrow>
                      <math:mrow>
                        <math:mo math:stretchy="false">α</math:mo>
                        <math:mo math:stretchy="false">&gt;</math:mo>
                        <math:mrow>
                          <math:mi>i</math:mi>
                          <math:mo math:stretchy="false">∧</math:mo>
                          <math:mi>s</math:mi>
                        </math:mrow>
                      </math:mrow>
                      <math:mrow>
                        <math:mrow>
                          <math:mo math:stretchy="false">[</math:mo>
                          <math:mo math:stretchy="false">α</math:mo>
                          <math:mo math:stretchy="false">]</math:mo>
                        </math:mrow>
                        <math:mo math:stretchy="false">=</math:mo>
                        <math:mi>v</math:mi>
                      </math:mrow>
                      <math:mrow>
                        <math:mo math:stretchy="false">[</math:mo>
                        <math:mo math:stretchy="false">α</math:mo>
                        <math:mo math:stretchy="false">]</math:mo>
                      </math:mrow>
                    </math:mrow>
                    <math:mo math:stretchy="false">)</math:mo>
                  </math:mrow>
                </math:mrow>
              </math:mrow>
              <math:mo math:stretchy="false">}</math:mo>
            </math:mrow>
          </math:mrow>
        </math:mstyle>
      </math:mtr>
      <math:mtr/>
      <math:mtr>
        <math:mtext>4.6</math:mtext>
      </math:mtr>
      <math:mtr/>
      <math:mtr>
        <math:mrow>
          <math:mi>x</math:mi>
          <math:mo math:stretchy="false">≡</math:mo>
          <math:mrow>
            <math:mo math:stretchy="false">(</math:mo>
            <math:mrow>
              <math:mi>v</math:mi>
              <math:mi>,</math:mi>
              <math:mi>i</math:mi>
            </math:mrow>
            <math:mo math:stretchy="false">)</math:mo>
          </math:mrow>
        </math:mrow>
      </math:mtr>
      <math:mtr>
        <math:mrow>
          <math:mi>y</math:mi>
          <math:mo math:stretchy="false">≡</math:mo>
          <math:mrow>
            <math:mo math:stretchy="false">(</math:mo>
            <math:mi>s</math:mi>
            <math:mo math:stretchy="false">)</math:mo>
          </math:mrow>
        </math:mrow>
      </math:mtr>
      <math:mtr>
        <math:mrow>
          <math:mi>Q</math:mi>
          <math:mrow>
            <math:mrow>
              <math:mrow>
                <math:mrow>
                  <math:mo math:stretchy="false">(</math:mo>
                  <math:mi>x</math:mi>
                  <math:mo math:stretchy="false">)</math:mo>
                </math:mrow>
                <math:mo math:stretchy="false">≡</math:mo>
                <math:mn>0</math:mn>
              </math:mrow>
              <math:mo math:stretchy="false">≤</math:mo>
              <math:mi>i</math:mi>
            </math:mrow>
            <math:mo math:stretchy="false">&lt;</math:mo>
            <math:mrow>
              <math:mi math:fontstyle="italic">NF</math:mi>
              <math:mo math:stretchy="false">∗</math:mo>
              <math:mi math:fontstyle="italic">NC</math:mi>
            </math:mrow>
          </math:mrow>
        </math:mrow>
      </math:mtr>
      <math:mtr>
        <math:mrow>
          <math:mi>R</math:mi>
          <math:mrow>
            <math:mrow>
              <math:mo math:stretchy="false">(</math:mo>
              <math:mrow>
                <math:mi>x</math:mi>
                <math:mi>,</math:mi>
                <math:mi>y</math:mi>
              </math:mrow>
              <math:mo math:stretchy="false">)</math:mo>
            </math:mrow>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tr>
      <math:mtr>
        <math:mrow>
          <math:mi>s</math:mi>
          <math:mrow>
            <math:mrow>
              <math:mo math:stretchy="false">(</math:mo>
              <math:mi>x</math:mi>
              <math:mo math:stretchy="false">)</math:mo>
            </math:mrow>
            <math:mo math:stretchy="false">≡</math:mo>
            <math:mrow>
              <math:mo math:stretchy="false">(</math:mo>
              <math:mrow>
                <math:mi>v</math:mi>
                <math:mi>,</math:mi>
                <math:mrow>
                  <math:mi>i</math:mi>
                  <math:mo math:stretchy="false">−</math:mo>
                  <math:mn>1</math:mn>
                </math:mrow>
              </math:mrow>
              <math:mo math:stretchy="false">)</math:mo>
            </math:mrow>
          </math:mrow>
        </math:mrow>
      </math:mtr>
      <math:mtr>
        <math:mrow>
          <math:mrow>
            <math:msub>
              <math:mi>B</math:mi>
              <math:mi>t</math:mi>
            </math:msub>
            <math:mo math:stretchy="false">≡</math:mo>
            <math:mi>i</math:mi>
          </math:mrow>
          <math:mo math:stretchy="false">=</math:mo>
          <math:mn>0</math:mn>
        </math:mrow>
      </math:mtr>
      <math:mtr>
        <math:mrow>
          <math:mrow>
            <math:msub>
              <math:mi>B</math:mi>
              <math:mi math:fontstyle="italic">nt</math:mi>
            </math:msub>
            <math:mo math:stretchy="false">≡</math:mo>
            <math:mi>i</math:mi>
          </math:mrow>
          <math:mo math:stretchy="false">&gt;</math:mo>
          <math:mn>0</math:mn>
        </math:mrow>
      </math:mtr>
      <math:mtr>
        <math:mrow>
          <math:mi math:fontstyle="italic">triv</math:mi>
          <math:mrow>
            <math:mrow>
              <math:mo math:stretchy="false">(</math:mo>
              <math:mi>x</math:mi>
              <math:mo math:stretchy="false">)</math:mo>
            </math:mrow>
            <math:mo math:stretchy="false">≡</math:mo>
            <math:mi math:fontstyle="italic">sea</math:mi>
          </math:mrow>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r>
      <math:mtr>
        <math:mrow>
          <math:mi>c</math:mi>
          <math:mrow>
            <math:mrow>
              <math:mo math:stretchy="false">(</math:mo>
              <math:mrow>
                <math:mi>y</math:mi>
                <math:mi>,</math:mi>
                <math:mi>s</math:mi>
                <math:mrow>
                  <math:mo math:stretchy="false">(</math:mo>
                  <math:mi>x</math:mi>
                  <math:mo math:stretchy="false">)</math:mo>
                </math:mrow>
              </math:mrow>
              <math:mo math:stretchy="false">)</math:mo>
            </math:mrow>
            <math:mo math:stretchy="false">≡</math:mo>
            <math:mi math:fontstyle="italic">sea</math:mi>
          </math:mrow>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 math:fontstyle="italic">igen</math:mi>
              <math:mrow>
                <math:mo math:stretchy="false">(</math:mo>
                <math:mrow>
                  <math:mi>v</math:mi>
                  <math:mi>,</math:mi>
                  <math:mrow>
                    <math:mi>i</math:mi>
                    <math:mo math:stretchy="false">−</math:mo>
                    <math:mn>1</math:mn>
                  </math:mrow>
                </math:mrow>
                <math:mo math:stretchy="false">)</math:mo>
              </math:mrow>
              <math:mi>,</math:mi>
              <math:mi>i</math:mi>
              <math:mi>,</math:mi>
              <math:mi>z</math:mi>
            </math:mrow>
            <math:mo math:stretchy="false">)</math:mo>
          </math:mrow>
        </math:mrow>
      </math:mtr>
      <math:mtr>
        <math:mrow>
          <math:mrow>
            <math:mi>c</math:mi>
            <math:mo math:stretchy="false">≡</math:mo>
            <math:mo math:stretchy="false">∀</math:mo>
          </math:mrow>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i>i</math:mi>
                    <math:mo math:stretchy="false">∧</math:mo>
                    <math:mi>s</math:mi>
                  </math:mrow>
                </math:mrow>
                <math:mrow>
                  <math:mrow>
                    <math:mo math:stretchy="false">[</math:mo>
                    <math:mo math:stretchy="false">α</math:mo>
                    <math:mo math:stretchy="false">]</math:mo>
                  </math:mrow>
                  <math:mo math:stretchy="false">=</math:mo>
                  <math:mi>b</math:mi>
                </math:mrow>
              </math:mrow>
              <math:mo math:stretchy="false">)</math:mo>
            </math:mrow>
            <math:mo math:stretchy="false">∨</math:mo>
            <math:mrow>
              <math:mo math:stretchy="false">(</math:mo>
              <math:mrow>
                <math:mrow>
                  <math:mo math:stretchy="false">α</math:mo>
                  <math:mo math:stretchy="false">&gt;</math:mo>
                  <math:mrow>
                    <math:mi>i</math:mi>
                    <math:mo math:stretchy="false">∧</math:mo>
                    <math:mi>s</math:mi>
                  </math:mrow>
                </math:mrow>
                <math:mrow>
                  <math:mrow>
                    <math:mo math:stretchy="false">[</math:mo>
                    <math:mo math:stretchy="false">α</math:mo>
                    <math:mo math:stretchy="false">]</math:mo>
                  </math:mrow>
                  <math:mo math:stretchy="false">=</math:mo>
                  <math:mi>v</math:mi>
                </math:mrow>
                <math:mrow>
                  <math:mo math:stretchy="false">[</math:mo>
                  <math:mo math:stretchy="false">α</math:mo>
                  <math:mo math:stretchy="false">]</math:mo>
                </math:mrow>
              </math:mrow>
              <math:mo math:stretchy="false">)</math:mo>
            </math:mrow>
          </math:mrow>
        </math:mrow>
      </math:mtr>
      <math:mtr/>
      <math:mtr/>
      <math:mtr>
        <math:mtext>4.6.1</math:mtext>
      </math:mtr>
      <math:mtr/>
      <math:mtr>
        <math:mstyle math:color="blue">
          <math:mrow>
            <math:mrow>
              <math:mi>Q</math:mi>
              <math:mrow>
                <math:mo math:stretchy="false">(</math:mo>
                <math:mi>x</math:mi>
                <math:mo math:stretchy="false">)</math:mo>
              </math:mrow>
              <math:mo math:stretchy="false">⇒</math:mo>
              <math:msub>
                <math:mi>B</math:mi>
                <math:mi>t</math:mi>
              </math:msub>
              <math:mrow>
                <math:mrow>
                  <math:mo math:stretchy="false">(</math:mo>
                  <math:mi>x</math:mi>
                  <math:mo math:stretchy="false">)</math:mo>
                </math:mrow>
                <math:mo math:stretchy="false">∨</math:mo>
                <math:msub>
                  <math:mi>B</math:mi>
                  <math:mi math:fontstyle="italic">nt</math:mi>
                </math:msub>
              </math:mrow>
              <math:mrow>
                <math:mo math:stretchy="false">(</math:mo>
                <math:mi>x</math:mi>
                <math:mo math:stretchy="false">)</math:mo>
              </math:mrow>
            </math:mrow>
          </math:mrow>
        </math:mstyle>
      </math:mtr>
      <math:mtr>
        <math:mrow>
          <math:mrow>
            <math:mrow>
              <math:mn>0</math:mn>
              <math:mo math:stretchy="false">≤</math:mo>
              <math:mi>i</math:mi>
            </math:mrow>
            <math:mo math:stretchy="false">&lt;</math:mo>
            <math:mrow>
              <math:mi math:fontstyle="italic">NF</math:mi>
              <math:mo math:stretchy="false">∗</math:mo>
              <math:mi math:fontstyle="italic">NC</math:mi>
            </math:mrow>
          </math:mrow>
          <math:mo math:stretchy="false">→</math:mo>
          <math:mrow>
            <math:mrow>
              <math:mi>i</math:mi>
              <math:mo math:stretchy="false">=</math:mo>
              <math:mrow>
                <math:mn>0</math:mn>
                <math:mo math:stretchy="false">∨</math:mo>
                <math:mi>i</math:mi>
              </math:mrow>
            </math:mrow>
            <math:mo math:stretchy="false">&gt;</math:mo>
            <math:mn>0</math:mn>
          </math:mrow>
        </math:mrow>
      </math:mtr>
      <math:mtr>
        <math:mrow>
          <math:mrow>
            <math:mrow>
              <math:mn>0</math:mn>
              <math:mo math:stretchy="false">≤</math:mo>
              <math:mi>i</math:mi>
            </math:mrow>
            <math:mo math:stretchy="false">&lt;</math:mo>
            <math:mrow>
              <math:mi math:fontstyle="italic">NF</math:mi>
              <math:mo math:stretchy="false">∗</math:mo>
              <math:mi math:fontstyle="italic">NC</math:mi>
            </math:mrow>
          </math:mrow>
          <math:mo math:stretchy="false">→</math:mo>
          <math:mrow>
            <math:mi>i</math:mi>
            <math:mo math:stretchy="false">≥</math:mo>
            <math:mn>0</math:mn>
          </math:mrow>
        </math:mrow>
      </math:mtr>
      <math:mtr/>
      <math:mtr>
        <math:mtext>4.6.2</math:mtext>
      </math:mtr>
      <math:mtr/>
      <math:mtr>
        <math:mstyle math:color="blue">
          <math:mrow>
            <math:mrow>
              <math:mi>Q</math:mi>
              <math:mrow>
                <math:mrow>
                  <math:mo math:stretchy="false">(</math:mo>
                  <math:mi>x</math:mi>
                  <math:mo math:stretchy="false">)</math:mo>
                </math:mrow>
                <math:mo math:stretchy="false">∧</math:mo>
                <math:msub>
                  <math:mi>B</math:mi>
                  <math:mi math:fontstyle="italic">nt</math:mi>
                </math:msub>
              </math:mrow>
              <math:mo math:stretchy="false">⇒</math:mo>
              <math:mi>Q</math:mi>
              <math:mrow>
                <math:mo math:stretchy="false">(</math:mo>
                <math:mrow>
                  <math:mi>s</math:mi>
                  <math:mrow>
                    <math:mo math:stretchy="false">(</math:mo>
                    <math:mi>x</math:mi>
                    <math:mo math:stretchy="false">)</math:mo>
                  </math:mrow>
                </math:mrow>
                <math:mo math:stretchy="false">)</math:mo>
              </math:mrow>
            </math:mrow>
          </math:mrow>
        </math:mstyle>
      </math:mtr>
      <math:mtr>
        <math:mrow>
          <math:mrow>
            <math:mrow>
              <math:mrow>
                <math:mn>0</math:mn>
                <math:mo math:stretchy="false">≤</math:mo>
                <math:mi>i</math:mi>
              </math:mrow>
              <math:mo math:stretchy="false">&lt;</math:mo>
              <math:mrow>
                <math:mrow>
                  <math:mi math:fontstyle="italic">NF</math:mi>
                  <math:mo math:stretchy="false">∗</math:mo>
                  <math:mi math:fontstyle="italic">NC</math:mi>
                </math:mrow>
                <math:mo math:stretchy="false">∧</math:mo>
                <math:mi>i</math:mi>
              </math:mrow>
            </math:mrow>
            <math:mo math:stretchy="false">&gt;</math:mo>
            <math:mn>0</math:mn>
          </math:mrow>
          <math:mo math:stretchy="false">→</math:mo>
          <math:mrow>
            <math:mrow>
              <math:mn>0</math:mn>
              <math:mo math:stretchy="false">≤</math:mo>
              <math:mrow>
                <math:mi>i</math:mi>
                <math:mo math:stretchy="false">−</math:mo>
                <math:mn>1</math:mn>
              </math:mrow>
            </math:mrow>
            <math:mo math:stretchy="false">&lt;</math:mo>
            <math:mrow>
              <math:mi math:fontstyle="italic">NF</math:mi>
              <math:mo math:stretchy="false">∗</math:mo>
              <math:mi math:fontstyle="italic">NC</math:mi>
            </math:mrow>
          </math:mrow>
        </math:mrow>
      </math:mtr>
      <math:mtr>
        <math:mrow>
          <math:mrow>
            <math:mrow>
              <math:mn>0</math:mn>
              <math:mo math:stretchy="false">&lt;</math:mo>
              <math:mi>i</math:mi>
            </math:mrow>
            <math:mo math:stretchy="false">&lt;</math:mo>
            <math:mrow>
              <math:mi math:fontstyle="italic">NF</math:mi>
              <math:mo math:stretchy="false">∗</math:mo>
              <math:mi math:fontstyle="italic">NC</math:mi>
            </math:mrow>
          </math:mrow>
          <math:mo math:stretchy="false">→</math:mo>
          <math:mrow>
            <math:mrow>
              <math:mn>0</math:mn>
              <math:mo math:stretchy="false">≤</math:mo>
              <math:mrow>
                <math:mi>i</math:mi>
                <math:mo math:stretchy="false">−</math:mo>
                <math:mn>1</math:mn>
              </math:mrow>
            </math:mrow>
            <math:mo math:stretchy="false">&lt;</math:mo>
            <math:mrow>
              <math:mi math:fontstyle="italic">NF</math:mi>
              <math:mo math:stretchy="false">∗</math:mo>
              <math:mi math:fontstyle="italic">NC</math:mi>
            </math:mrow>
          </math:mrow>
        </math:mrow>
      </math:mtr>
      <math:mtr/>
      <math:mtr>
        <math:mtext>4.6.3</math:mtext>
      </math:mtr>
      <math:mtr/>
      <math:mtr>
        <math:mstyle math:color="blue">
          <math:mrow>
            <math:mrow>
              <math:mi>Q</math:mi>
              <math:mrow>
                <math:mrow>
                  <math:mo math:stretchy="false">(</math:mo>
                  <math:mi>x</math:mi>
                  <math:mo math:stretchy="false">)</math:mo>
                </math:mrow>
                <math:mo math:stretchy="false">∧</math:mo>
                <math:msub>
                  <math:mi>B</math:mi>
                  <math:mi>t</math:mi>
                </math:msub>
              </math:mrow>
              <math:mo math:stretchy="false">⇒</math:mo>
              <math:mi>R</math:mi>
              <math:mrow>
                <math:mo math:stretchy="false">(</math:mo>
                <math:mrow>
                  <math:mi>x</math:mi>
                  <math:mi>,</math:mi>
                  <math:mi math:fontstyle="italic">triv</math:mi>
                  <math:mrow>
                    <math:mo math:stretchy="false">(</math:mo>
                    <math:mi>x</math:mi>
                    <math:mo math:stretchy="false">)</math:mo>
                  </math:mrow>
                </math:mrow>
                <math:mo math:stretchy="false">)</math:mo>
              </math:mrow>
            </math:mrow>
          </math:mrow>
        </math:mstyle>
      </math:mtr>
      <math:mtr>
        <math:mrow>
          <math:mrow>
            <math:mrow>
              <math:mrow>
                <math:mn>0</math:mn>
                <math:mo math:stretchy="false">≤</math:mo>
                <math:mi>i</math:mi>
              </math:mrow>
              <math:mo math:stretchy="false">&lt;</math:mo>
              <math:mrow>
                <math:mrow>
                  <math:mi math:fontstyle="italic">NF</math:mi>
                  <math:mo math:stretchy="false">∗</math:mo>
                  <math:mi math:fontstyle="italic">NC</math:mi>
                </math:mrow>
                <math:mo math:stretchy="false">∧</math:mo>
                <math:mi>i</math:mi>
              </math:mrow>
            </math:mrow>
            <math:mo math:stretchy="false">=</math:mo>
            <math:mn>0</math:mn>
          </math:mrow>
          <math:mo math:stretchy="false">→</math:mo>
          <math:mi math:fontstyle="italic">sea</math:mi>
          <math:mrow>
            <math:mi>z</math:mi>
            <math:mo math:stretchy="false">=</math:mo>
            <math:mi math:fontstyle="italic">condiciones</math:mi>
          </math:mrow>
          <math:mrow>
            <math:mo math:stretchy="false">(</math:mo>
            <math:mrow>
              <math:mi>v</math:mi>
              <math:mi>,</math:mi>
              <math:mi>i</math:mi>
            </math:mrow>
            <math:mo math:stretchy="false">)</math:mo>
          </math:mrow>
          <math:mi/>
          <math:mi math:fontstyle="italic">en</math:mi>
          <math:mi/>
          <math:mi>c</math:mi>
          <math:mrow>
            <math:mo math:stretchy="false">(</math:mo>
            <math:mrow>
              <math:mi>v</math:mi>
              <math:mi>,</math:mi>
              <math:mi>i</math:mi>
              <math:mi>,</math:mi>
              <math:mi>z</math:mi>
            </math:mrow>
            <math:mo math:stretchy="false">)</math:mo>
          </math:mrow>
        </math:mrow>
      </math:mtr>
      <math:mtr>
        <math:mrow>
          <math:mrow>
            <math:mi>i</math:mi>
            <math:mo math:stretchy="false">=</math:mo>
            <math:mn>0</math:mn>
          </math:mrow>
          <math:mo math:stretchy="false">→</math:mo>
          <math:mi math:fontstyle="italic">sea</math:mi>
          <math:mrow>
            <math:mi>z</math:mi>
            <math:mo math:stretchy="false">=</math:mo>
            <math:mi math:fontstyle="italic">condiciones</math:mi>
          </math:mrow>
          <math:mrow>
            <math:mo math:stretchy="false">(</math:mo>
            <math:mrow>
              <math:mi>v</math:mi>
              <math:mi>,</math:mi>
              <math:mn>0</math:mn>
            </math:mrow>
            <math:mo math:stretchy="false">)</math:mo>
          </math:mrow>
          <math:mi/>
          <math:mi math:fontstyle="italic">en</math:mi>
          <math:mi/>
          <math:mi>c</math:mi>
          <math:mrow>
            <math:mo math:stretchy="false">(</math:mo>
            <math:mrow>
              <math:mi>v</math:mi>
              <math:mi>,</math:mi>
              <math:mn>0,</math:mn>
              <math:mi>z</math:mi>
            </math:mrow>
            <math:mo math:stretchy="false">)</math:mo>
          </math:mrow>
        </math:mrow>
      </math:mtr>
      <math:mtr>
        <math:mrow>
          <math:mrow>
            <math:mi>i</math:mi>
            <math:mo math:stretchy="false">=</math:mo>
            <math:mn>0</math:mn>
          </math:mrow>
          <math:mo math:stretchy="false">→</math:mo>
          <math:mo math:stretchy="false">∀</math:mo>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n>0</math:mn>
                    <math:mo math:stretchy="false">∧</math:mo>
                    <math:mi>s</math:mi>
                  </math:mrow>
                </math:mrow>
                <math:mrow>
                  <math:mrow>
                    <math:mo math:stretchy="false">[</math:mo>
                    <math:mn>0</math:mn>
                    <math:mo math:stretchy="false">]</math:mo>
                  </math:mrow>
                  <math:mo math:stretchy="false">=</math:mo>
                  <math:mi math:fontstyle="italic">condiciones</math:mi>
                </math:mrow>
                <math:mrow>
                  <math:mo math:stretchy="false">(</math:mo>
                  <math:mrow>
                    <math:mi>v</math:mi>
                    <math:mi>,</math:mi>
                    <math:mn>0</math:mn>
                  </math:mrow>
                  <math:mo math:stretchy="false">)</math:mo>
                </math:mrow>
              </math:mrow>
              <math:mo math:stretchy="false">)</math:mo>
            </math:mrow>
            <math:mo math:stretchy="false">∨</math:mo>
            <math:mrow>
              <math:mo math:stretchy="false">(</math:mo>
              <math:mrow>
                <math:mrow>
                  <math:mo math:stretchy="false">α</math:mo>
                  <math:mo math:stretchy="false">&gt;</math:mo>
                  <math:mrow>
                    <math:mn>0</math:mn>
                    <math:mo math:stretchy="false">∧</math:mo>
                    <math:mi>s</math:mi>
                  </math:mrow>
                </math:mrow>
                <math:mrow>
                  <math:mrow>
                    <math:mo math:stretchy="false">[</math:mo>
                    <math:mo math:stretchy="false">α</math:mo>
                    <math:mo math:stretchy="false">]</math:mo>
                  </math:mrow>
                  <math:mo math:stretchy="false">=</math:mo>
                  <math:mi>v</math:mi>
                </math:mrow>
                <math:mrow>
                  <math:mo math:stretchy="false">[</math:mo>
                  <math:mo math:stretchy="false">α</math:mo>
                  <math:mo math:stretchy="false">]</math:mo>
                </math:mrow>
              </math:mrow>
              <math:mo math:stretchy="false">)</math:mo>
            </math:mrow>
          </math:mrow>
        </math:mrow>
      </math:mtr>
      <math:mtr/>
      <math:mtr>
        <math:mtext>4.6.4</math:mtext>
      </math:mtr>
      <math:mtr/>
      <math:mtr>
        <math:mstyle math:color="blue">
          <math:mrow>
            <math:mrow>
              <math:mi>Q</math:mi>
              <math:mrow>
                <math:mrow>
                  <math:mo math:stretchy="false">(</math:mo>
                  <math:mi>x</math:mi>
                  <math:mo math:stretchy="false">)</math:mo>
                </math:mrow>
                <math:mo math:stretchy="false">∧</math:mo>
                <math:msub>
                  <math:mi>B</math:mi>
                  <math:mi math:fontstyle="italic">nt</math:mi>
                </math:msub>
              </math:mrow>
              <math:mrow>
                <math:mrow>
                  <math:mo math:stretchy="false">(</math:mo>
                  <math:mi>x</math:mi>
                  <math:mo math:stretchy="false">)</math:mo>
                </math:mrow>
                <math:mo math:stretchy="false">∧</math:mo>
                <math:mi>R</math:mi>
              </math:mrow>
              <math:mrow>
                <math:mo math:stretchy="false">(</math:mo>
                <math:mrow>
                  <math:mi>s</math:mi>
                  <math:mrow>
                    <math:mo math:stretchy="false">(</math:mo>
                    <math:mi>x</math:mi>
                    <math:mo math:stretchy="false">)</math:mo>
                  </math:mrow>
                  <math:mi>,</math:mi>
                  <math:mi>y</math:mi>
                  <math:mi>'</math:mi>
                </math:mrow>
                <math:mo math:stretchy="false">)</math:mo>
              </math:mrow>
              <math:mo math:stretchy="false">⇒</math:mo>
              <math:mi>R</math:mi>
              <math:mrow>
                <math:mo math:stretchy="false">(</math:mo>
                <math:mrow>
                  <math:mi>x</math:mi>
                  <math:mi>,</math:mi>
                  <math:mi>c</math:mi>
                  <math:mrow>
                    <math:mo math:stretchy="false">(</math:mo>
                    <math:mrow>
                      <math:mi>y</math:mi>
                      <math:mi>'</math:mi>
                      <math:mi>,</math:mi>
                      <math:mi>x</math:mi>
                    </math:mrow>
                    <math:mo math:stretchy="false">)</math:mo>
                  </math:mrow>
                </math:mrow>
                <math:mo math:stretchy="false">)</math:mo>
              </math:mrow>
            </math:mrow>
          </math:mrow>
        </math:mstyle>
      </math:mtr>
      <math:mtr/>
      <math:mtr>
        <math:mrow>
          <math:mrow>
            <math:mrow>
              <math:mrow>
                <math:mn>0</math:mn>
                <math:mo math:stretchy="false">≤</math:mo>
                <math:mi>i</math:mi>
              </math:mrow>
              <math:mo math:stretchy="false">&lt;</math:mo>
              <math:mrow>
                <math:mrow>
                  <math:mi math:fontstyle="italic">NF</math:mi>
                  <math:mo math:stretchy="false">∗</math:mo>
                  <math:mi math:fontstyle="italic">NC</math:mi>
                </math:mrow>
                <math:mo math:stretchy="false">∧</math:mo>
                <math:mi>i</math:mi>
              </math:mrow>
            </math:mrow>
            <math:mo math:stretchy="false">&gt;</math:mo>
            <math:mrow>
              <math:mn>0</math:mn>
              <math:mo math:stretchy="false">∧</math:mo>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row>
          <math:mo math:stretchy="false">→</math:mo>
          <math:mi/>
        </math:mrow>
      </math:mtr>
      <math:mtr>
        <math:mrow>
          <math:mi/>
          <math:mi>c</math:mi>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i>,</math:mi>
              <math:mi>i</math:mi>
              <math:mi>,</math:mi>
              <math:mi math:fontstyle="italic">condiciones</math:mi>
              <math:mrow>
                <math:mo math:stretchy="false">(</math:mo>
                <math:mrow>
                  <math:mi>v</math:mi>
                  <math:mi>,</math:mi>
                  <math:mi>i</math:mi>
                </math:mrow>
                <math:mo math:stretchy="false">)</math:mo>
              </math:mrow>
            </math:mrow>
            <math:mo math:stretchy="false">)</math:mo>
          </math:mrow>
        </math:mrow>
      </math:mtr>
      <math:mtr/>
      <math:mtr>
        <math:mrow>
          <math:mrow>
            <math:mrow>
              <math:mn>0</math:mn>
              <math:mo math:stretchy="false">&lt;</math:mo>
              <math:mi>i</math:mi>
            </math:mrow>
            <math:mo math:stretchy="false">&lt;</math:mo>
            <math:mrow>
              <math:mrow>
                <math:mi math:fontstyle="italic">NF</math:mi>
                <math:mo math:stretchy="false">∗</math:mo>
                <math:mi math:fontstyle="italic">NC</math:mi>
              </math:mrow>
              <math:mo math:stretchy="false">∧</math:mo>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row>
          <math:mo math:stretchy="false">→</math:mo>
          <math:mi/>
        </math:mrow>
      </math:mtr>
      <math:mtr>
        <math:mrow>
          <math:mi/>
          <math:mi>c</math:mi>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i>,</math:mi>
              <math:mi>i</math:mi>
              <math:mi>,</math:mi>
              <math:mi math:fontstyle="italic">condiciones</math:mi>
              <math:mrow>
                <math:mo math:stretchy="false">(</math:mo>
                <math:mrow>
                  <math:mi>v</math:mi>
                  <math:mi>,</math:mi>
                  <math:mi>i</math:mi>
                </math:mrow>
                <math:mo math:stretchy="false">)</math:mo>
              </math:mrow>
            </math:mrow>
            <math:mo math:stretchy="false">)</math:mo>
          </math:mrow>
        </math:mrow>
      </math:mtr>
      <math:mtr/>
      <math:mtr>
        <math:mrow>
          <math:mrow>
            <math:mrow>
              <math:mn>0</math:mn>
              <math:mo math:stretchy="false">&lt;</math:mo>
              <math:mi>i</math:mi>
            </math:mrow>
            <math:mo math:stretchy="false">&lt;</math:mo>
            <math:mrow>
              <math:mrow>
                <math:mi math:fontstyle="italic">NF</math:mi>
                <math:mo math:stretchy="false">∗</math:mo>
                <math:mi math:fontstyle="italic">NC</math:mi>
              </math:mrow>
              <math:mo math:stretchy="false">∧</math:mo>
              <math:mrow>
                <math:mo math:stretchy="false">(</math:mo>
                <math:mrow>
                  <math:mo math:stretchy="false">∀</math:mo>
                  <math:mrow>
                    <math:mo math:stretchy="false">α</math:mo>
                    <math:mo math:stretchy="false">∈</math:mo>
                    <math:mrow>
                      <math:mo math:stretchy="false">{</math:mo>
                      <math:mrow>
                        <math:mn>0</math:mn>
                        <math:mn>..</math:mn>
                        <math:mrow>
                          <math:mi>i</math:mi>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row>
          <math:mo math:stretchy="false">→</math:mo>
          <math:mi/>
        </math:mrow>
      </math:mtr>
      <math:mtr>
        <math:mrow>
          <math:mi/>
          <math:mo math:stretchy="false">∀</math:mo>
          <math:mrow>
            <math:mo math:stretchy="false">α</math:mo>
            <math:mo math:stretchy="false">∈</math:mo>
            <math:mrow>
              <math:mo math:stretchy="false">{</math:mo>
              <math:mrow>
                <math:mi>i</math:mi>
                <math:mn>..</math:mn>
                <math:mrow>
                  <math:mrow>
                    <math:mi math:fontstyle="italic">NF</math:mi>
                    <math:mo math:stretchy="false">∗</math:mo>
                    <math:mi math:fontstyle="italic">NC</math:mi>
                  </math:mrow>
                  <math:mo math:stretchy="false">−</math:mo>
                  <math:mn>1</math:mn>
                </math:mrow>
              </math:mrow>
              <math:mo math:stretchy="false">}</math:mo>
            </math:mrow>
          </math:mrow>
          <math:mn>.</math:mn>
          <math:mrow>
            <math:mrow>
              <math:mo math:stretchy="false">(</math:mo>
              <math:mrow>
                <math:mrow>
                  <math:mo math:stretchy="false">α</math:mo>
                  <math:mo math:stretchy="false">=</math:mo>
                  <math:mrow>
                    <math:mi>i</math:mi>
                    <math:mo math:stretchy="false">∧</math:mo>
                    <math:mi>s</math:mi>
                  </math:mrow>
                </math:mrow>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i>i</math:mi>
                  </math:mrow>
                  <math:mo math:stretchy="false">)</math:mo>
                </math:mrow>
              </math:mrow>
              <math:mo math:stretchy="false">)</math:mo>
            </math:mrow>
            <math:mo math:stretchy="false">∨</math:mo>
            <math:mrow>
              <math:mo math:stretchy="false">(</math:mo>
              <math:mrow>
                <math:mrow>
                  <math:mo math:stretchy="false">α</math:mo>
                  <math:mo math:stretchy="false">&gt;</math:mo>
                  <math:mrow>
                    <math:mi>i</math:mi>
                    <math:mo math:stretchy="false">∧</math:mo>
                    <math:mi>s</math:mi>
                  </math:mrow>
                </math:mrow>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i>i</math:mi>
                  </math:mrow>
                  <math:mo math:stretchy="false">)</math:mo>
                </math:mrow>
              </math:mrow>
              <math:mo math:stretchy="false">)</math:mo>
            </math:mrow>
          </math:mrow>
        </math:mrow>
      </math:mtr>
      <math:mtr/>
      <math:mtr>
        <math:mtext>4.6.5</math:mtext>
      </math:mtr>
      <math:mtr/>
      <math:mtr>
        <math:mrow>
          <math:mi>t</math:mi>
          <math:mrow>
            <math:mrow>
              <math:mo math:stretchy="false">(</math:mo>
              <math:mrow>
                <math:mi>v</math:mi>
                <math:mi>,</math:mi>
                <math:mi>i</math:mi>
              </math:mrow>
              <math:mo math:stretchy="false">)</math:mo>
            </math:mrow>
            <math:mo math:stretchy="false">=</math:mo>
            <math:mi>i</math:mi>
          </math:mrow>
        </math:mrow>
      </math:mtr>
      <math:mtr/>
      <math:mtr>
        <math:mtext>4.6.6</math:mtext>
      </math:mtr>
      <math:mtr/>
      <math:mtr>
        <math:mrow>
          <math:mi>t</math:mi>
          <math:mrow>
            <math:mrow>
              <math:mo math:stretchy="false">(</math:mo>
              <math:mrow>
                <math:mi>v</math:mi>
                <math:mi>,</math:mi>
                <math:mi>i</math:mi>
              </math:mrow>
              <math:mo math:stretchy="false">)</math:mo>
            </math:mrow>
            <math:mo math:stretchy="false">=</math:mo>
            <math:mi>i</math:mi>
          </math:mrow>
        </math:mrow>
      </math:mtr>
      <math:mtr>
        <math:mrow>
          <math:mi>t</math:mi>
          <math:mrow>
            <math:mrow>
              <math:mo math:stretchy="false">(</math:mo>
              <math:mrow>
                <math:mi>v</math:mi>
                <math:mi>,</math:mi>
                <math:mrow>
                  <math:mi>i</math:mi>
                  <math:mo math:stretchy="false">−</math:mo>
                  <math:mn>1</math:mn>
                </math:mrow>
              </math:mrow>
              <math:mo math:stretchy="false">)</math:mo>
            </math:mrow>
            <math:mo math:stretchy="false">=</math:mo>
            <math:mrow>
              <math:mi>i</math:mi>
              <math:mo math:stretchy="false">−</math:mo>
              <math:mn>1</math:mn>
            </math:mrow>
          </math:mrow>
        </math:mrow>
      </math:mtr>
      <math:mtr>
        <math:mrow>
          <math:mi>i</math:mi>
          <math:mo math:stretchy="false">&gt;</math:mo>
          <math:mrow>
            <math:mi>i</math:mi>
            <math:mo math:stretchy="false">−</math:mo>
            <math:mn>1</math:mn>
          </math:mrow>
        </math:mrow>
      </math:mtr>
      <math:mtr/>
      <math:mtr>
        <math:mtext>4.7</math:mtext>
      </math:mtr>
      <math:mtr/>
      <math:mtr>
        <math:mrow>
          <math:mi>T</math:mi>
          <math:mrow>
            <math:mrow>
              <math:mo math:stretchy="false">(</math:mo>
              <math:mi>n</math:mi>
              <math:mo math:stretchy="false">)</math:mo>
            </math:mrow>
            <math:mo math:stretchy="false">=</math:mo>
            <math:mrow>
              <math:mo math:stretchy="true">{</math:mo>
              <math:mtable>
                <math:mtr>
                  <math:mtd>
                    <math:msup>
                      <math:mi math:fontstyle="italic">cn</math:mi>
                      <math:mi>k</math:mi>
                    </math:msup>
                  </math:mtd>
                  <math:mtd>
                    <math:mrow>
                      <math:mi>,</math:mi>
                      <math:mi math:fontstyle="italic">si</math:mi>
                      <math:mrow>
                        <math:mrow>
                          <math:mn>0</math:mn>
                          <math:mo math:stretchy="false">≤</math:mo>
                          <math:mi>n</math:mi>
                        </math:mrow>
                        <math:mo math:stretchy="false">&lt;</math:mo>
                        <math:mi>b</math:mi>
                      </math:mrow>
                    </math:mrow>
                  </math:mtd>
                </math:mtr>
                <math:mtr>
                  <math:mtd>
                    <math:mrow>
                      <math:mi math:fontstyle="italic">aT</math:mi>
                      <math:mrow>
                        <math:mrow>
                          <math:mo math:stretchy="false">(</math:mo>
                          <math:mrow>
                            <math:mi>n</math:mi>
                            <math:mo math:stretchy="false">−</math:mo>
                            <math:mi>b</math:mi>
                          </math:mrow>
                          <math:mo math:stretchy="false">)</math:mo>
                        </math:mrow>
                        <math:mo math:stretchy="false">+</math:mo>
                        <math:msup>
                          <math:mi math:fontstyle="italic">cn</math:mi>
                          <math:mi>k</math:mi>
                        </math:msup>
                      </math:mrow>
                    </math:mrow>
                  </math:mtd>
                  <math:mtd>
                    <math:mrow>
                      <math:mi>,</math:mi>
                      <math:mi math:fontstyle="italic">si</math:mi>
                      <math:mrow>
                        <math:mi>n</math:mi>
                        <math:mo math:stretchy="false">≥</math:mo>
                        <math:mi>b</math:mi>
                      </math:mrow>
                    </math:mrow>
                  </math:mtd>
                </math:mtr>
              </math:mtable>
            </math:mrow>
          </math:mrow>
        </math:mrow>
      </math:mtr>
      <math:mtr/>
      <math:mtr>
        <math:mrow>
          <math:mi>T</math:mi>
          <math:mrow>
            <math:mrow>
              <math:mo math:stretchy="false">(</math:mo>
              <math:mi>n</math:mi>
              <math:mo math:stretchy="false">)</math:mo>
            </math:mrow>
            <math:mo math:stretchy="false">=</math:mo>
            <math:mrow>
              <math:mo math:stretchy="true">{</math:mo>
              <math:mtable>
                <math:mtr>
                  <math:mtd>
                    <math:mrow>
                      <math:mo math:stretchy="false">Θ</math:mo>
                      <math:mrow>
                        <math:mo math:stretchy="false">(</math:mo>
                        <math:msup>
                          <math:mi>n</math:mi>
                          <math:mi>k</math:mi>
                        </math:msup>
                        <math:mo math:stretchy="false">)</math:mo>
                      </math:mrow>
                    </math:mrow>
                  </math:mtd>
                  <math:mtd>
                    <math:mrow>
                      <math:mi>,</math:mi>
                      <math:mi math:fontstyle="italic">si</math:mi>
                      <math:mrow>
                        <math:mi>a</math:mi>
                        <math:mo math:stretchy="false">&lt;</math:mo>
                        <math:mn>1</math:mn>
                      </math:mrow>
                    </math:mrow>
                  </math:mtd>
                </math:mtr>
                <math:mtr>
                  <math:mtd>
                    <math:mrow>
                      <math:mo math:stretchy="false">Θ</math:mo>
                      <math:mrow>
                        <math:mo math:stretchy="false">(</math:mo>
                        <math:msup>
                          <math:mi>n</math:mi>
                          <math:mrow>
                            <math:mi>k</math:mi>
                            <math:mo math:stretchy="false">+</math:mo>
                            <math:mn>1</math:mn>
                          </math:mrow>
                        </math:msup>
                        <math:mo math:stretchy="false">)</math:mo>
                      </math:mrow>
                    </math:mrow>
                  </math:mtd>
                  <math:mtd>
                    <math:mrow>
                      <math:mi>,</math:mi>
                      <math:mi math:fontstyle="italic">si</math:mi>
                      <math:mrow>
                        <math:mi>a</math:mi>
                        <math:mo math:stretchy="false">=</math:mo>
                        <math:mn>1</math:mn>
                      </math:mrow>
                    </math:mrow>
                  </math:mtd>
                </math:mtr>
                <math:mtr>
                  <math:mtd>
                    <math:mrow>
                      <math:mo math:stretchy="false">Θ</math:mo>
                      <math:mrow>
                        <math:mo math:stretchy="false">(</math:mo>
                        <math:msup>
                          <math:mi>n</math:mi>
                          <math:mrow>
                            <math:mi>n</math:mi>
                            <math:mi/>
                            <math:mtext>div</math:mtext>
                            <math:mi/>
                            <math:mi>b</math:mi>
                          </math:mrow>
                        </math:msup>
                        <math:mo math:stretchy="false">)</math:mo>
                      </math:mrow>
                    </math:mrow>
                  </math:mtd>
                  <math:mtd>
                    <math:mrow>
                      <math:mi>,</math:mi>
                      <math:mi math:fontstyle="italic">si</math:mi>
                      <math:mrow>
                        <math:mi>a</math:mi>
                        <math:mo math:stretchy="false">&gt;</math:mo>
                        <math:mn>1</math:mn>
                      </math:mrow>
                    </math:mrow>
                  </math:mtd>
                </math:mtr>
              </math:mtable>
            </math:mrow>
          </math:mrow>
        </math:mrow>
      </math:mtr>
      <math:mtr/>
      <math:mtr>
        <math:mtext>6.2</math:mtext>
      </math:mtr>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row>
                <math:mrow>
                  <math:mo math:stretchy="false">(</math:mo>
                  <math:mrow>
                    <math:mi>v</math:mi>
                    <math:mi>,</math:mi>
                    <math:mo math:stretchy="false">α</math:mo>
                  </math:mrow>
                  <math:mo math:stretchy="false">)</math:mo>
                </math:mrow>
                <math:mo math:stretchy="false">∧</math:mo>
                <math:mi>i</math:mi>
              </math:mrow>
              <math:mo math:stretchy="false">=</math:mo>
              <math:mrow>
                <math:mrow>
                  <math:mi math:fontstyle="italic">NF</math:mi>
                  <math:mo math:stretchy="false">∗</math:mo>
                  <math:mi math:fontstyle="italic">NC</math:mi>
                </math:mrow>
                <math:mo math:stretchy="false">−</math:mo>
                <math:mn>1</math:mn>
              </math:mrow>
            </math:mrow>
          </math:mrow>
          <math:mo math:stretchy="false">}</math:mo>
        </math:mrow>
      </math:mtr>
      <math:mtr>
        <math:mrow>
          <math:mo math:stretchy="false">{</math:mo>
          <math:mrow>
            <math:mrow>
              <math:mi>P</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tr>
      <math:mtr>
        <math:mrow>
          <math:mrow>
            <math:mrow>
              <math:mo math:stretchy="false">¬</math:mo>
              <math:mi>B</math:mi>
            </math:mrow>
            <math:mo math:stretchy="false">≡</math:mo>
            <math:mi>i</math:mi>
          </math:mrow>
          <math:mo math:stretchy="false">=</math:mo>
          <math:mrow>
            <math:mrow>
              <math:mi math:fontstyle="italic">NF</math:mi>
              <math:mo math:stretchy="false">∗</math:mo>
              <math:mi math:fontstyle="italic">NC</math:mi>
            </math:mrow>
            <math:mo math:stretchy="false">−</math:mo>
            <math:mn>1</math:mn>
          </math:mrow>
        </math:mrow>
      </math:mtr>
      <math:mtr>
        <math:mrow>
          <math:mrow>
            <math:mi>B</math:mi>
            <math:mo math:stretchy="false">≡</math:mo>
            <math:mi>i</math:mi>
          </math:mrow>
          <math:mo math:stretchy="false">&lt;</math:mo>
          <math:mrow>
            <math:mi math:fontstyle="italic">NF</math:mi>
            <math:mo math:stretchy="false">∗</math:mo>
            <math:mi math:fontstyle="italic">NC</math:mi>
          </math:mrow>
        </math:mrow>
      </math:mtr>
      <math:mtr>
        <math:mrow>
          <math:mrow>
            <math:mrow>
              <math:mi>B</math:mi>
              <math:mo math:stretchy="false">≡</math:mo>
              <math:mrow>
                <math:mi>i</math:mi>
                <math:mo math:stretchy="false">+</math:mo>
                <math:mn>1</math:mn>
              </math:mrow>
            </math:mrow>
            <math:mo math:stretchy="false">&lt;</math:mo>
            <math:mrow>
              <math:mi math:fontstyle="italic">NF</math:mi>
              <math:mo math:stretchy="false">∗</math:mo>
              <math:mi math:fontstyle="italic">NC</math:mi>
            </math:mrow>
          </math:mrow>
          <math:mtext>(debido a la inicialización de i)</math:mtext>
        </math:mrow>
      </math:mtr>
      <math:mtr/>
      <math:mtr>
        <math:mtext>6.3</math:mtext>
      </math:mtr>
      <math:mtr/>
      <math:mtr>
        <math:mstyle math:color="blue">
          <math:mrow>
            <math:mrow>
              <math:mrow>
                <math:mo math:stretchy="false">{</math:mo>
                <math:mi>Q</math:mi>
                <math:mo math:stretchy="false">}</math:mo>
              </math:mrow>
              <math:mi math:fontstyle="italic">inic</math:mi>
              <math:mrow>
                <math:mo math:stretchy="false">{</math:mo>
                <math:mi>P</math:mi>
                <math:mo math:stretchy="false">}</math:mo>
              </math:mrow>
            </math:mrow>
          </math:mrow>
        </math:mstyle>
      </math:mtr>
      <math:mtr>
        <math:mrow>
          <math:mo math:stretchy="false">{</math:mo>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n>0</math:mn>
          </math:mrow>
          <math:mo math:stretchy="false">}</math:mo>
        </math:mrow>
      </math:mtr>
      <math:mtr>
        <math:mrow>
          <math:mi>i</math:mi>
          <math:mrow>
            <math:mi math:fontstyle="normal">:</math:mi>
            <math:mo math:stretchy="false">=</math:mo>
            <math:mrow>
              <math:mo math:stretchy="false">−</math:mo>
              <math:mn>1</math:mn>
            </math:mrow>
          </math:mrow>
        </math:mrow>
      </math:mtr>
      <math:mtr>
        <math:mrow>
          <math:mo math:stretchy="false">{</math:mo>
          <math:mrow>
            <math:mrow>
              <math:mi>P</math:mi>
              <math:mo math:stretchy="false">≡</math:mo>
              <math:mo math:stretchy="false">∀</math:mo>
            </math:mrow>
            <math:mrow>
              <math:mo math:stretchy="false">α</math:mo>
              <math:mo math:stretchy="false">∈</math:mo>
              <math:mrow>
                <math:mo math:stretchy="false">{</math:mo>
                <math:mrow>
                  <math:mn>0</math:mn>
                  <math:mrow>
                    <math:mn>..</math:mn>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tr>
      <math:mtr/>
      <math:mtr>
        <math:mrow>
          <math:mi math:fontstyle="italic">El</math:mi>
          <math:mi math:fontstyle="italic">dominio</math:mi>
          <math:mi math:fontstyle="italic">del</math:mi>
          <math:mi math:fontstyle="italic">cuantificador</math:mi>
          <math:mi math:fontstyle="italic">se</math:mi>
          <math:mi math:fontstyle="italic">anula</math:mi>
          <math:mi>,</math:mi>
          <math:mi math:fontstyle="italic">haciendo</math:mi>
          <math:mi math:fontstyle="italic">que</math:mi>
          <math:mi math:fontstyle="italic">el</math:mi>
          <math:mi math:fontstyle="italic">predicado</math:mi>
        </math:mrow>
      </math:mtr>
      <math:mtr>
        <math:mrow>
          <math:mi math:fontstyle="italic">se</math:mi>
          <math:mi math:fontstyle="italic">cumpla</math:mi>
          <math:mi>,</math:mi>
          <math:mi math:fontstyle="italic">hay</math:mi>
          <math:mi math:fontstyle="italic">que</math:mi>
          <math:mi math:fontstyle="italic">modificar</math:mi>
          <math:mi math:fontstyle="italic">la</math:mi>
          <math:mi math:fontstyle="italic">condición</math:mi>
          <math:mi math:fontstyle="italic">de</math:mi>
          <math:mi math:fontstyle="italic">salida</math:mi>
          <math:mi math:fontstyle="italic">del</math:mi>
          <math:mi math:fontstyle="italic">bucle</math:mi>
          <math:mi>,</math:mi>
        </math:mrow>
      </math:mtr>
      <math:mtr>
        <math:mrow>
          <math:mi math:fontstyle="italic">ya</math:mi>
          <math:mi math:fontstyle="italic">que</math:mi>
          <math:mi math:fontstyle="italic">en</math:mi>
          <math:mi math:fontstyle="italic">la</math:mi>
          <math:mi math:fontstyle="italic">postcondicion</math:mi>
          <math:mi math:fontstyle="italic">contaba</math:mi>
          <math:mi math:fontstyle="italic">con</math:mi>
          <math:mi math:fontstyle="italic">el</math:mi>
          <math:mi math:fontstyle="italic">rango</math:mi>
          <math:mn>0</math:mn>
          <math:mn>..</math:mn>
          <math:mrow>
            <math:mi math:fontstyle="italic">NF</math:mi>
            <math:mo math:stretchy="false">∗</math:mo>
            <math:mi math:fontstyle="italic">NC</math:mi>
          </math:mrow>
        </math:mrow>
      </math:mtr>
      <math:mtr/>
      <math:mtr>
        <math:mtext>6.4</math:mtext>
      </math:mtr>
      <math:mtr/>
      <math:mtr>
        <math:mrow>
          <math:mi>i</math:mi>
          <math:mrow>
            <math:mi math:fontstyle="normal">:</math:mi>
            <math:mo math:stretchy="false">=</math:mo>
            <math:mrow>
              <math:mi>i</math:mi>
              <math:mo math:stretchy="false">+</math:mo>
              <math:mn>1</math:mn>
            </math:mrow>
          </math:mrow>
        </math:mrow>
      </math:mtr>
      <math:mtr>
        <math:mrow>
          <math:mi>t</math:mi>
          <math:mo math:stretchy="false">=</math:mo>
          <math:mrow>
            <math:mrow>
              <math:mrow>
                <math:mi math:fontstyle="italic">NF</math:mi>
                <math:mo math:stretchy="false">∗</math:mo>
                <math:mi math:fontstyle="italic">NC</math:mi>
              </math:mrow>
              <math:mo math:stretchy="false">−</math:mo>
              <math:mn>1</math:mn>
            </math:mrow>
            <math:mo math:stretchy="false">−</math:mo>
            <math:mi>i</math:mi>
          </math:mrow>
        </math:mrow>
      </math:mtr>
      <math:mtr>
        <math:mrow>
          <math:mrow>
            <math:mi>t</math:mi>
            <math:mo math:stretchy="false">=</math:mo>
            <math:mrow>
              <math:mrow>
                <math:mrow>
                  <math:mi math:fontstyle="italic">NF</math:mi>
                  <math:mo math:stretchy="false">∗</math:mo>
                  <math:mi math:fontstyle="italic">NC</math:mi>
                </math:mrow>
                <math:mo math:stretchy="false">−</math:mo>
                <math:mn>2</math:mn>
              </math:mrow>
              <math:mo math:stretchy="false">−</math:mo>
              <math:mi>i</math:mi>
            </math:mrow>
          </math:mrow>
          <math:mtext>(debido a la inicialización de i)</math:mtext>
        </math:mrow>
      </math:mtr>
      <math:mtr/>
      <math:mtr>
        <math:mtext>6.5</math:mtext>
      </math:mtr>
      <math:mtr/>
      <math:mtr>
        <math:mrow>
          <math:mi>s</math:mi>
          <math:mrow>
            <math:mo math:stretchy="false">[</math:mo>
            <math:mrow>
              <math:mi>i</math:mi>
              <math:mo math:stretchy="false">+</math:mo>
              <math:mn>1</math:mn>
            </math:mrow>
            <math:mo math:stretchy="false">]</math:mo>
          </math:mrow>
          <math:mrow>
            <math:mi math:fontstyle="normal">:</math:mi>
            <math:mo math:stretchy="false">=</math:mo>
            <math:mi math:fontstyle="italic">condiciones</math:mi>
          </math:mrow>
          <math:mrow>
            <math:mo math:stretchy="false">(</math:mo>
            <math:mrow>
              <math:mi>v</math:mi>
              <math:mi>,</math:mi>
              <math:mrow>
                <math:mi>i</math:mi>
                <math:mo math:stretchy="false">+</math:mo>
                <math:mn>1</math:mn>
              </math:mrow>
            </math:mrow>
            <math:mo math:stretchy="false">)</math:mo>
          </math:mrow>
        </math:mrow>
      </math:mtr>
      <math:mtr/>
      <math:mtr>
        <math:mtext>6.6</math:mtext>
      </math:mtr>
      <math:mtr/>
      <math:mtr>
        <math:mstyle math:color="blue">
          <math:mrow>
            <math:mrow>
              <math:mo math:stretchy="false">{</math:mo>
              <math:mrow>
                <math:mrow>
                  <math:mrow>
                    <math:mi>Q</math:mi>
                    <math:mo math:stretchy="false">≡</math:mo>
                    <math:mi math:fontstyle="italic">NF</math:mi>
                  </math:mrow>
                  <math:mo math:stretchy="false">≥</math:mo>
                  <math:mrow>
                    <math:mn>0</math:mn>
                    <math:mo math:stretchy="false">∧</math:mo>
                    <math:mi math:fontstyle="italic">NC</math:mi>
                  </math:mrow>
                </math:mrow>
                <math:mo math:stretchy="false">≥</math:mo>
                <math:mn>0</math:mn>
              </math:mrow>
              <math:mo math:stretchy="false">}</math:mo>
            </math:mrow>
          </math:mrow>
        </math:mstyle>
      </math:mtr>
      <math:mtr>
        <math:mrow>
          <math:mi math:fontstyle="italic">fun</math:mi>
          <math:mi math:fontstyle="italic">gen</math:mi>
          <math:mrow>
            <math:mo math:stretchy="false">(</math:mo>
            <math:mrow>
              <math:mi>v</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row>
          <math:mi math:fontstyle="italic">dev</math:mi>
          <math:mrow>
            <math:mo math:stretchy="false">(</math:mo>
            <math:mrow>
              <math:mi>s</math:mi>
              <math:mi math:fontstyle="normal">:</math:mi>
              <math:mtext>vector</math:mtext>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i math:fontstyle="italic">de</math:mi>
              <math:mi math:fontstyle="italic">booleano</math:mi>
            </math:mrow>
            <math:mo math:stretchy="false">)</math:mo>
          </math:mrow>
        </math:mrow>
      </math:mtr>
      <math:mtr>
        <math:mrow>
          <math:mtext>    </math:mtext>
          <math:mstyle math:color="green">
            <math:mrow>
              <math:mrow>
                <math:mi math:fontstyle="italic">var</math:mi>
                <math:mi>i</math:mi>
                <math:mi math:fontstyle="normal">:</math:mi>
                <math:mi math:fontstyle="italic">natural</math:mi>
                <math:mi>;</math:mi>
              </math:mrow>
            </math:mrow>
          </math:mstyle>
        </math:mrow>
      </math:mtr>
      <math:mtr>
        <math:mrow>
          <math:mtext>    </math:mtext>
          <math:mstyle math:color="green">
            <math:mrow>
              <math:mrow>
                <math:mi>i</math:mi>
                <math:mrow>
                  <math:mi math:fontstyle="normal">:</math:mi>
                  <math:mo math:stretchy="false">=</math:mo>
                  <math:mrow>
                    <math:mo math:stretchy="false">−</math:mo>
                    <math:mn>1</math:mn>
                  </math:mrow>
                </math:mrow>
                <math:mi>;</math:mi>
              </math:mrow>
            </math:mrow>
          </math:mstyle>
        </math:mrow>
      </math:mtr>
      <math:mtr>
        <math:mrow>
          <math:mtext>    </math:mtext>
          <math:mstyle math:color="green">
            <math:mrow>
              <math:mrow>
                <math:mi math:fontstyle="italic">mientras</math:mi>
                <math:mi/>
                <math:mrow>
                  <math:mrow>
                    <math:mi>i</math:mi>
                    <math:mo math:stretchy="false">+</math:mo>
                    <math:mn>1</math:mn>
                  </math:mrow>
                  <math:mo math:stretchy="false">&lt;</math:mo>
                  <math:mrow>
                    <math:mi math:fontstyle="italic">NF</math:mi>
                    <math:mo math:stretchy="false">∗</math:mo>
                    <math:mi math:fontstyle="italic">NC</math:mi>
                  </math:mrow>
                </math:mrow>
                <math:mi math:fontstyle="italic">hacer</math:mi>
              </math:mrow>
            </math:mrow>
          </math:mstyle>
          <math:mstyle math:color="blue">
            <math:mrow>
              <math:mrow>
                <math:mo math:stretchy="false">{</math:mo>
                <math:mrow>
                  <math:mrow>
                    <math:mi>P</math:mi>
                    <math:mo math:stretchy="false">≡</math:mo>
                    <math:mo math:stretchy="false">∀</math:mo>
                  </math:mrow>
                  <math:mrow>
                    <math:mo math:stretchy="false">α</math:mo>
                    <math:mo math:stretchy="false">∈</math:mo>
                    <math:mrow>
                      <math:mo math:stretchy="false">{</math:mo>
                      <math:mrow>
                        <math:mn>0</math:mn>
                        <math:mn>..</math:mn>
                        <math:mi>i</math:mi>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row>
      </math:mtr>
      <math:mtr>
        <math:mrow>
          <math:mtext>        </math:mtext>
          <math:mstyle math:color="green">
            <math:mrow>
              <math:mrow>
                <math:mi>s</math:mi>
                <math:mrow>
                  <math:mo math:stretchy="false">[</math:mo>
                  <math:mrow>
                    <math:mi>i</math:mi>
                    <math:mo math:stretchy="false">+</math:mo>
                    <math:mn>1</math:mn>
                  </math:mrow>
                  <math:mo math:stretchy="false">]</math:mo>
                </math:mrow>
                <math:mrow>
                  <math:mi math:fontstyle="normal">:</math:mi>
                  <math:mo math:stretchy="false">=</math:mo>
                  <math:mi math:fontstyle="italic">condiciones</math:mi>
                </math:mrow>
                <math:mrow>
                  <math:mo math:stretchy="false">(</math:mo>
                  <math:mrow>
                    <math:mi>v</math:mi>
                    <math:mi>,</math:mi>
                    <math:mrow>
                      <math:mi>i</math:mi>
                      <math:mo math:stretchy="false">+</math:mo>
                      <math:mn>1</math:mn>
                    </math:mrow>
                  </math:mrow>
                  <math:mo math:stretchy="false">)</math:mo>
                </math:mrow>
                <math:mi>;</math:mi>
              </math:mrow>
            </math:mrow>
          </math:mstyle>
        </math:mrow>
      </math:mtr>
      <math:mtr>
        <math:mrow>
          <math:mtext>        </math:mtext>
          <math:mstyle math:color="green">
            <math:mrow>
              <math:mrow>
                <math:mi>i</math:mi>
                <math:mrow>
                  <math:mi math:fontstyle="normal">:</math:mi>
                  <math:mo math:stretchy="false">=</math:mo>
                  <math:mrow>
                    <math:mi>i</math:mi>
                    <math:mo math:stretchy="false">+</math:mo>
                    <math:mn>1</math:mn>
                  </math:mrow>
                </math:mrow>
                <math:mi>;</math:mi>
              </math:mrow>
            </math:mrow>
          </math:mstyle>
        </math:mrow>
      </math:mtr>
      <math:mtr>
        <math:mrow>
          <math:mtext>    </math:mtext>
          <math:mstyle math:color="green">
            <math:mrow>
              <math:mi math:fontstyle="italic">fmientras</math:mi>
            </math:mrow>
          </math:mstyle>
        </math:mrow>
      </math:mtr>
      <math:mtr>
        <math:mrow>
          <math:mtext>    </math:mtext>
          <math:mstyle math:color="green">
            <math:mrow>
              <math:mrow>
                <math:mi math:fontstyle="italic">dev</math:mi>
                <math:mi>s</math:mi>
                <math:mi>;</math:mi>
              </math:mrow>
            </math:mrow>
          </math:mstyle>
        </math:mrow>
      </math:mtr>
      <math:mtr>
        <math:mi math:fontstyle="italic">ffun</math:mi>
      </math:mtr>
      <math:mtr>
        <math:mstyle math:color="blue">
          <math:mrow>
            <math:mrow>
              <math:mo math:stretchy="false">{</math:mo>
              <math:mrow>
                <math:mrow>
                  <math:mi>R</math:mi>
                  <math:mo math:stretchy="false">≡</math:mo>
                  <math:mo math:stretchy="false">∀</math:mo>
                </math:mrow>
                <math:mrow>
                  <math:mo math:stretchy="false">α</math:mo>
                  <math:mo math:stretchy="false">∈</math:mo>
                  <math:mrow>
                    <math:mo math:stretchy="false">{</math:mo>
                    <math:mrow>
                      <math:mn>0</math:mn>
                      <math:mn>..</math:mn>
                      <math:mrow>
                        <math:mrow>
                          <math:mi math:fontstyle="italic">NF</math:mi>
                          <math:mo math:stretchy="false">∗</math:mo>
                          <math:mi math:fontstyle="italic">NC</math:mi>
                        </math:mrow>
                        <math:mo math:stretchy="false">−</math:mo>
                        <math:mn>1</math:mn>
                      </math:mrow>
                    </math:mrow>
                    <math:mo math:stretchy="false">}</math:mo>
                  </math:mrow>
                </math:mrow>
                <math:mn>.</math:mn>
                <math:mi>s</math:mi>
                <math:mrow>
                  <math:mrow>
                    <math:mo math:stretchy="false">[</math:mo>
                    <math:mo math:stretchy="false">α</math:mo>
                    <math:mo math:stretchy="false">]</math:mo>
                  </math:mrow>
                  <math:mo math:stretchy="false">=</math:mo>
                  <math:mi math:fontstyle="italic">condiciones</math:mi>
                </math:mrow>
                <math:mrow>
                  <math:mo math:stretchy="false">(</math:mo>
                  <math:mrow>
                    <math:mi>v</math:mi>
                    <math:mi>,</math:mi>
                    <math:mo math:stretchy="false">α</math:mo>
                  </math:mrow>
                  <math:mo math:stretchy="false">)</math:mo>
                </math:mrow>
              </math:mrow>
              <math:mo math:stretchy="false">}</math:mo>
            </math:mrow>
          </math:mrow>
        </math:mstyle>
      </math:mtr>
      <math:mtr/>
      <math:mtr>
        <math:mtext>6.7</math:mtext>
      </math:mtr>
      <math:mtr/>
      <math:mtr>
        <math:mrow>
          <math:mo math:stretchy="false">Θ</math:mo>
          <math:mrow>
            <math:mrow>
              <math:mo math:stretchy="false">(</math:mo>
              <math:mi>n</math:mi>
              <math:mo math:stretchy="false">)</math:mo>
            </math:mrow>
            <math:mo math:stretchy="false">∗</math:mo>
            <math:mo math:stretchy="false">Θ</math:mo>
          </math:mrow>
          <math:mrow>
            <math:mo math:stretchy="false">(</math:mo>
            <math:mn>1</math:mn>
            <math:mo math:stretchy="false">)</math:mo>
          </math:mrow>
        </math:mrow>
      </math:mtr>
      <math:mtr>
        <math:mrow>
          <math:mo math:stretchy="false">Θ</math:mo>
          <math:mrow>
            <math:mo math:stretchy="false">(</math:mo>
            <math:mrow>
              <math:mi>n</math:mi>
              <math:mo math:stretchy="false">∗</math:mo>
              <math:mn>1</math:mn>
            </math:mrow>
            <math:mo math:stretchy="false">)</math:mo>
          </math:mrow>
        </math:mrow>
      </math:mtr>
      <math:mtr>
        <math:mrow>
          <math:mo math:stretchy="false">Θ</math:mo>
          <math:mrow>
            <math:mo math:stretchy="false">(</math:mo>
            <math:mi>n</math:mi>
            <math:mo math:stretchy="false">)</math:mo>
          </math:mrow>
        </math:mrow>
      </math:mtr>
    </math:mtable>
    <math:annotation math:encoding="StarMath 5.0">"3.5" newline newline

color blue {lbrace Q equiv NF &gt;= 0 and NC &gt;= 0 rbrace} newline
fun gen (v: "vector" [0 .. NF * NC - 1] de booleano) newline
dev (s: "vector" [0 .. NF * NC - 1] de booleano) newline
color blue {
  lbrace R equiv forall %alpha in lbrace 0 .. NF * NC - 1 rbrace .
  s[%alpha] = condiciones(v, %alpha) rbrace
}
  
newline newline

color blue {
  lbrace Q equiv NF &gt;= 0 and NC &gt;= 0 and 0 &lt;= i &gt; NF * NC rbrace
} newline
fun condiciones (v: "vector" [0 .. NF * NC - 1] de booleano; i: entero) newline dev (s: booleano) newline
color blue {
  lbrace R equiv s = (vecinos(v, i) = 3) or
  (v[i] and vecinos(v, i) = 2) rbrace
}

newline newline

color blue {
  lbrace Q equiv NF &gt;= 0 and NC &gt;= 0 and 0 &lt;= i &gt; NF * NC rbrace
} newline
fun vecinos (v: "vector" [0 .. NF * NC - 1] de booleano; i: entero)
dev (s: entero) newline
color blue {
  lbrace R equiv s = sum %alpha in lbrace -1, 0, 1 rbrace .
  (N %beta in lbrace -1, 0, 1 rbrace . (
  stack{(%alpha &lt;&gt; 0 and %beta &lt;&gt; 0) #
    ` and (fila(i) + %alpha &gt;= 0) and (fila(i) + %alpha &lt; NF) #
    ` and (columna(i) + %beta &gt;= 0) and (columna(i) + %beta &lt; NC) #
    ` and (v[casilla(columna(i) + %beta, fila(i) + %alpha)])
  })) rbrace
}

newline newline

color blue {
  lbrace Q equiv NF &gt;= 0 and NC &gt;= 0 and 0 &lt;= i &gt; NF * NC rbrace
} newline
fun fila (i: entero) dev (s: entero) newline
color blue {lbrace R equiv s = i div NC rbrace}

newline newline

color blue {
  lbrace Q equiv NF &gt;= 0 and NC &gt;= 0 and 0 &lt;= i &gt; NF * NC rbrace
} newline
fun columna (i: entero) dev (s: entero) newline
color blue {lbrace R equiv s = i ` mod ` NC rbrace}

newline newline

color blue {
  lbrace Q equiv NF &gt;= 0 and NC &gt;= 0 and 0 &lt;= i &gt; NF * NC rbrace
} newline
fun casilla (c, f: entero) dev (s: entero) newline
color blue {lbrace R equiv s = f * NC + c rbrace}

newline newline "4.2" newline newline

color blue {
  lbrace Q equiv NF &gt;= 0 and NC &gt;= 0 and 0 &lt;= i &lt; NF * NC rbrace
} newline
fun igen (v: "vector" [0 .. NF * NC - 1] de booleano; i: entero) newline
dev (s: "vector" [0 .. NF * NC - 1] de booleano) newline
color blue {
  lbrace R equiv forall %alpha in lbrace 0 .. i rbrace .
  s[%alpha] = condiciones (v, %alpha) rbrace
}

newline newline

igen (v, NF * NC - 1)

newline newline "4.4" newline newline

matrix {
alignr {caso i = 0} # rightarrow sea z = condiciones(v, i)` en` c
  (v, i, z) ##
alignr {[] ~ i &gt; 0} # rightarrow sea z = condiciones(v, i)` en` c
  (igen(v, i - 1), i, z)
}

newline newline "4.5" newline newline

color blue {
  lbrace Q equiv NF &gt;= 0 and NC &gt;= 0 and 0 &lt;= i &lt; NF * NC rbrace
} newline
fun igen (v: "vector" [0 .. NF * NC - 1] de booleano; i: entero) newline
dev (s: "vector" [0 .. NF * NC - 1] de booleano) newline
color green matrix {
  {} # alignr {caso i = 0} # rightarrow sea z = condiciones(v, i)` en` c
  (v, i, z) ##
  {} # alignr {[] ~ i &gt; 0} # rightarrow sea z = condiciones(v, i)` en` c
  (igen(v, i - 1), i, z) ##
  {} # fcaso # {} 
} newline
ffun newline
color blue {
  lbrace R equiv forall %alpha in lbrace 0 .. i rbrace .
  s[%alpha] = condiciones(v, %alpha) rbrace
}

newline newline

color blue {
  lbrace Q equiv NF &gt;= 0 and NC &gt;= 0 and 0 &lt;= i &lt; NF * NC rbrace
} newline
fun c (v: "vector" [0 .. NF * NC - 1] de booleano; i: entero; b: booleano) newline
dev (s: "vector" [0 .. NF * NC - 1] de booleano) newline
color blue {
  lbrace R equiv forall %alpha in lbrace i .. NF * NC - 1 rbrace . (%alpha = i and s[%alpha] = b) or (%alpha &gt; i and s[%alpha] = v[%alpha]) rbrace
}

newline newline "4.6" newline newline

x equiv (v, i) newline
y equiv (s) newline
Q(x) equiv 0 &lt;= i &lt; NF * NC newline
R(x, y) equiv forall %alpha in lbrace 0 .. i rbrace .
  s[%alpha] = condiciones(v, %alpha) newline
s(x) equiv (v, i - 1) newline
B_t equiv i = 0 newline
B_nt equiv i &gt; 0 newline
triv(x) equiv sea z = condiciones(v, i)` en` c
  (v, i, z) newline
c(y, s(x)) equiv sea z = condiciones(v, i)` en`
  c(igen(v, i - 1), i, z) newline
c equiv forall %alpha in lbrace i .. NF * NC - 1 rbrace . (%alpha = i and s[%alpha] = b) or (%alpha &gt; i and s[%alpha] = v[%alpha]) newline

newline newline "4.6.1" newline newline

color blue {Q(x) drarrow B_t(x) or B_nt(x)} newline
0 &lt;= i &lt; NF * NC rightarrow i = 0 or i &gt; 0 newline
0 &lt;= i &lt; NF * NC rightarrow i &gt;= 0

newline newline "4.6.2" newline newline

color blue {Q(x) and B_nt drarrow Q(s(x))} newline
0 &lt;= i &lt; NF * NC and i &gt; 0 rightarrow 0 &lt;= i - 1 &lt; NF * NC newline
0 &lt; i &lt; NF * NC rightarrow 0 &lt;= i - 1 &lt; NF * NC

newline newline "4.6.3" newline newline

color blue {Q(x) and B_t drarrow R(x, triv(x))} newline
0 &lt;= i &lt; NF * NC and i = 0 rightarrow sea z = condiciones(v, i)` en`
  c(v, i, z) newline
i = 0 rightarrow sea z = condiciones(v, 0)` en` c(v, 0, z) newline
i = 0 rightarrow forall %alpha in lbrace i .. NF * NC - 1 rbrace .
  (%alpha = 0 and s[0] = condiciones(v, 0)) or (%alpha &gt; 0 and s[%alpha] = v[%alpha])

newline newline "4.6.4" newline newline

color blue {Q(x) and B_nt(x) and R(s(x), y') drarrow R(x, c(y', x))} newline newline
0 &lt;= i &lt; NF * NC and i &gt; 0 and
  (forall %alpha in lbrace 0 .. i - 1 rbrace .
  s[%alpha] = condiciones(v, %alpha)) rightarrow ` newline
  ~~ c(forall %alpha in lbrace 0 .. i - 1 rbrace .
  s[%alpha] = condiciones(v, %alpha), i, condiciones (v, i)) newline
newline 0 &lt; i &lt; NF * NC and (forall %alpha in lbrace 0 .. i - 1 rbrace .
  s[%alpha] = condiciones(v, %alpha)) rightarrow ` newline
  ~~ c(forall %alpha in lbrace 0 .. i - 1 rbrace .
  s[%alpha] = condiciones(v, %alpha), i, condiciones (v, i)) newline
newline 0 &lt; i &lt; NF * NC and (forall %alpha in lbrace 0 .. i - 1 rbrace .
  s[%alpha] = condiciones(v, %alpha)) rightarrow ` newline
  ~~ forall %alpha in lbrace i .. NF * NC - 1 rbrace . (%alpha = i and
    s[%alpha] = condiciones (v, i)) or (%alpha &gt; i and s[%alpha] = condiciones (v, i))

newline newline "4.6.5" newline newline

t(v, i) = i

newline newline "4.6.6" newline newline

t(v, i) = i newline
t(v, i - 1) = i - 1 newline
i &gt; i - 1

newline newline "4.7" newline newline

T(n) = left lbrace matrix{
  cn^k # , si 0 &lt;= n &lt; b ##
  aT(n - b) + cn^k # , si n &gt;= b}
  right none newline newline

T(n) = left lbrace matrix{
  %THETA(n^k) # , si a &lt; 1 ##
  %THETA(n^{k+1}) # , si a = 1 ##
  %THETA(n^{n ` "div" ` b}) # , si a &gt; 1}
  right none

newline newline "6.2" newline newline

color blue {
  lbrace R equiv forall %alpha in lbrace 0 .. NF * NC - 1 rbrace .
  s[%alpha] = condiciones(v, %alpha) rbrace
} newline
lbrace R equiv forall %alpha in lbrace 0 .. i rbrace .
s[%alpha] = condiciones(v, %alpha) and i = NF * NC - 1 rbrace newline
lbrace P equiv forall %alpha in lbrace 0 .. i rbrace .
s[%alpha] = condiciones(v, %alpha) rbrace newline
neg B equiv i = NF * NC - 1 newline
B equiv i &lt; NF * NC newline
B equiv i + 1 &lt; NF * NC "(debido a la inicialización de i)"



newline newline "6.3" newline newline

color blue {lbrace Q rbrace inic lbrace P rbrace} newline
lbrace Q equiv NF &gt;= 0 and NC &gt;= 0 rbrace newline
i := -1 newline
lbrace P equiv forall %alpha in lbrace 0 .. -1 rbrace .
s[%alpha] = condiciones(v, %alpha) rbrace newline newline

El dominio del cuantificador se anula, haciendo que el predicado newline
se cumpla, hay que modificar la condición de salida del bucle, newline
ya que en la postcondicion contaba con el rango 0 .. NF * NC

newline newline "6.4" newline newline

i := i + 1 newline
t = NF * NC - 1 - i newline
t = NF * NC - 2 - i "(debido a la inicialización de i)"


newline newline "6.5" newline newline

s[i + 1] := condiciones (v, i + 1)

newline newline "6.6" newline newline

color blue {lbrace Q equiv NF &gt;= 0 and NC &gt;= 0 rbrace} newline
fun gen (v: "vector" [0 .. NF * NC - 1] de booleano) newline
dev (s: "vector" [0 .. NF * NC - 1] de booleano) newline
"    " color green {var i:natural;} newline
"    " color green {i := -1;} newline
"    " color green {mientras ` i + 1 &lt; NF * NC hacer} color blue {
lbrace P equiv forall %alpha in lbrace 0 .. i rbrace . s[%alpha] = condiciones(v, %alpha) rbrace} newline
"        " color green {s[i + 1] := condiciones (v, i + 1);} newline
"        " color green {i := i + 1;} newline
"    " color green {fmientras} newline
"    " color green {dev s;} newline
ffun newline
color blue {
  lbrace R equiv forall %alpha in lbrace 0 .. NF * NC - 1 rbrace .
  s[%alpha] = condiciones(v, %alpha) rbrace
}

newline newline "6.7" newline newline

%THETA(n) * %THETA(1) newline
%THETA(n * 1) newline
%THETA(n)</math:annotation>
  </math:semantics>
</math:math>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uan José Aguililla Martínez</meta:initial-creator>
    <meta:creation-date>2009-05-31T20:25:19.87</meta:creation-date>
    <meta:generator>OpenOffice.org/3.1$Win32 OpenOffice.org_project/310m11$Build-9399</meta:generator>
  </office:meta>
</office:document-meta>
</file>